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 officeooo:rsid="0009ce67" officeooo:paragraph-rsid="0009ce67"/>
    </style:style>
    <style:style style:name="P3" style:family="paragraph" style:parent-style-name="Text_20_body" style:list-style-name="L1">
      <style:text-properties officeooo:paragraph-rsid="0009ce67"/>
    </style:style>
    <style:style style:name="P4" style:family="paragraph" style:parent-style-name="Text_20_body">
      <style:text-properties officeooo:paragraph-rsid="000a4e07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rsid="000bcbe4" officeooo:paragraph-rsid="000bcbe4"/>
    </style:style>
    <style:style style:name="P7" style:family="paragraph" style:parent-style-name="Text_20_body">
      <style:text-properties officeooo:paragraph-rsid="000bcbe4"/>
    </style:style>
    <style:style style:name="P8" style:family="paragraph" style:parent-style-name="Text_20_body">
      <style:paragraph-properties fo:margin-top="0cm" fo:margin-bottom="0.247cm" loext:contextual-spacing="false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9ce67" style:font-weight-asian="bold" style:font-weight-complex="bold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language="en" fo:country="US" fo:font-weight="normal" style:font-weight-asian="normal" style:font-weight-complex="normal"/>
    </style:style>
    <style:style style:name="T7" style:family="text">
      <style:text-properties style:font-name="Times New Roman" fo:language="en" fo:country="US" fo:font-weight="normal" officeooo:rsid="0009ce67" style:font-weight-asian="normal" style:font-weight-complex="normal"/>
    </style:style>
    <style:style style:name="T8" style:family="text">
      <style:text-properties style:font-name="Times New Roman" fo:language="en" fo:country="US" fo:font-weight="normal" officeooo:rsid="000a4e07" style:font-weight-asian="normal" style:font-weight-complex="normal"/>
    </style:style>
    <style:style style:name="T9" style:family="text">
      <style:text-properties style:font-name="Times New Roman" fo:language="en" fo:country="US" officeooo:rsid="0009ce67"/>
    </style:style>
    <style:style style:name="T10" style:family="text">
      <style:text-properties style:font-name="Times New Roman" fo:language="ru" fo:country="RU"/>
    </style:style>
    <style:style style:name="T11" style:family="text">
      <style:text-properties style:font-name="Times New Roman" fo:language="ru" fo:country="RU" fo:font-weight="normal" style:font-weight-asian="normal" style:font-weight-complex="normal"/>
    </style:style>
    <style:style style:name="T12" style:family="text">
      <style:text-properties style:font-name="Times New Roman" fo:language="ru" fo:country="RU" fo:font-weight="normal" officeooo:rsid="0009ce67" style:font-weight-asian="normal" style:font-weight-complex="normal"/>
    </style:style>
    <style:style style:name="T13" style:family="text">
      <style:text-properties style:font-name="Times New Roman" fo:language="ru" fo:country="RU" fo:font-weight="normal" officeooo:rsid="000a4e07" style:font-weight-asian="normal" style:font-weight-complex="normal"/>
    </style:style>
    <style:style style:name="T14" style:family="text">
      <style:text-properties style:font-name="Times New Roman" fo:language="ru" fo:country="RU" officeooo:rsid="0009ce67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bcbe4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a4e07"/>
    </style:style>
    <style:style style:name="T19" style:family="text">
      <style:text-properties fo:language="ru" fo:country="RU" officeooo:rsid="000d3581"/>
    </style:style>
    <style:style style:name="T20" style:family="text">
      <style:text-properties officeooo:rsid="000a4e07"/>
    </style:style>
    <style:style style:name="T21" style:family="text">
      <style:text-properties officeooo:rsid="000bcbe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roduction</text:p>
      <text:h text:style-name="Heading_20_1" text:outline-level="1">Введение</text:h>
      <text:p text:style-name="P4"><text:span text:style-name="T6">Brainfuck </text:span><text:span text:style-name="T7">– </text:span><text:span text:style-name="T12">это </text:span><text:span text:style-name="T6">один из эзотерических языков программирования, язык-головоломка. Тем не менее, на нём вполне успешно пишут программы. Целью его создателя был тьюринг-полный язык с компилятором минимального размера. Brainfuck-</text:span><text:span text:style-name="T13">машина состоит из ленты команд, исполнительного устройства и ячеек памяти.</text:span></text:p>
      <text:p text:style-name="P7"><text:span text:style-name="T6">Синтаксис Brainfuck состоит из команд </text:span><text:span text:style-name="T13">переключения активной ячейки</text:span><text:span text:style-name="T6">, уменьшения-увеличения </text:span><text:span text:style-name="T8">е</text:span><text:span text:style-name="T13">е</text:span><text:span text:style-name="T11"> значения</text:span><text:span text:style-name="T6"> на единицу, чтения-записи и организации while-цикла. Всего — восемь команд. </text:span></text:p>
      <text:h text:style-name="Heading_20_1" text:outline-level="1"><text:span text:style-name="T3">Цел</text:span><text:span text:style-name="T4">и и задачи</text:span><text:span text:style-name="T3">:</text:span></text:h>
      <text:list xml:id="list2054796672" text:style-name="L1">
        <text:list-item>
          <text:p text:style-name="P3"><text:span text:style-name="T1">Изучить возможность построения модели интерпретатора языка </text:span><text:span text:style-name="T5">Brainfuck.</text:span></text:p>
        </text:list-item>
        <text:list-item>
          <text:p text:style-name="P2"><text:span text:style-name="T1">Спроектировать аппаратную реализацию интерпретатора </text:span><text:span text:style-name="T5">Brainfuck </text:span><text:span text:style-name="T1">с расширяемой памятью.</text:span></text:p>
        </text:list-item>
        <text:list-item>
          <text:p text:style-name="P3"><text:span text:style-name="T14">Реализовать интерпретатор языка </text:span><text:span text:style-name="T9">Brainfuck </text:span><text:span text:style-name="T14">на элементной базе симулятора </text:span><text:span text:style-name="T9">Logisim.</text:span></text:p>
        </text:list-item>
      </text:list>
      <text:p text:style-name="P1"/>
      <text:h text:style-name="Heading_20_1" text:outline-level="1">Требования к реализации</text:h>
      <text:h text:style-name="Heading_20_2" text:outline-level="2">Процессор</text:h>
      <text:p text:style-name="Text_20_body">Процессор подключен к всему остальному, т. е. к ленте команд, ячейкам памяти, клавиатуре и терминалу. У процессора есть кнопка включения, когда на нее нажимают он выполняет программу, которая лежит на ленте. Дойдя до конца программы, <text:span text:style-name="T21">он</text:span> возвращается в исходное состояние. В процессе работы он может выводить символы на терминал, проматывать ленту взад-вперед, читать, писать, модифицировать ячейки памяти и получать символы с клавиатуры. Если в клавиатуре нет символов, то процессор должен остановиться и ждать символа.</text:p>
      <text:h text:style-name="Heading_20_2" text:outline-level="2">Клавиатура</text:h>
      <text:p text:style-name="Text_20_body">В качестве клавиатуры мы использу<text:span text:style-name="T20">ем</text:span> стандартную клавиатуру <text:span text:style-name="T15">Logisim. </text:span><text:span text:style-name="T17">Она позволяет заранее написать в буфер последовательность клавиш и считывать их по одиночке. Когда в буфере нет символов, то клавиатура сообщает об этом при помощи отдельного контакта. Коды символов на клавиатуре 7-битные.</text:span></text:p>
      <text:h text:style-name="Heading_20_2" text:outline-level="2">Терминал</text:h>
      <text:p text:style-name="Text_20_body">В качестве терминала мы использу<text:span text:style-name="T20">ем</text:span> стандартный терминал <text:span text:style-name="T15">Logisim. </text:span><text:span text:style-name="T17">Для того, чтобы вывести символ, нужно сначала сформировать</text:span><text:span text:style-name="T15"> ASCII </text:span><text:span text:style-name="T17">код символа, а потом послать тактовый сигнал. Коды символов в терминале 7-битные.</text:span></text:p>
      <text:h text:style-name="Heading_20_2" text:outline-level="2"><text:soft-page-break/>Ячейки памяти</text:h>
      <text:p text:style-name="Text_20_body"><text:span text:style-name="T17">У </text:span><text:span text:style-name="T5">Brainfuck-</text:span><text:span text:style-name="T10">машины</text:span><text:span text:style-name="T17"> есть ячейки памяти, но при этом нет адресации. </text:span><text:span text:style-name="T18">В</text:span><text:span text:style-name="T17">место этого есть понятие активной ячейки и команды активации следующей и предыдущей. Соответственно, </text:span><text:span text:style-name="T18">напрашивается</text:span><text:span text:style-name="T17"> идея дизайна ячейки в виде отдельной микросхемы под каждую ячейку, </text:span><text:span text:style-name="T18">причем</text:span><text:span text:style-name="T17"> все микросхемы </text:span><text:span text:style-name="T18">будут </text:span><text:span text:style-name="T17">подключены к общей шине. По шине передаются команды и данные, но выполняет их только та ячейка, которая должна.</text:span></text:p>
      <text:h text:style-name="Heading_20_2" text:outline-level="2">Лента команд</text:h>
      <text:p text:style-name="P8"><text:span text:style-name="T17">Лента команд выдает закодированную текущую команду </text:span><text:span text:style-name="T15">Brainfuck </text:span><text:span text:style-name="T17">или специальную команду </text:span><text:span text:style-name="T15">END. </text:span><text:span text:style-name="T18">Т</text:span><text:span text:style-name="T17">акже </text:span><text:span text:style-name="T18">лента </text:span><text:span text:style-name="T17">позволяет перейти к следующей или предыдущей команде. У ленты команд должен быть специальный вход, который отматывает ее на первую команду.</text:span></text:p>
      <text:p text:style-name="P8"><text:span text:style-name="T17"/></text:p>
      <text:h text:style-name="Heading_20_1" text:outline-level="1">Перечень ресурсов для реализации</text:h>
      <text:list xml:id="list258500476" text:style-name="L3">
        <text:list-item>
          <text:p text:style-name="P5">Zoom – проведение конференций для обсуждения возникающих вопросов</text:p>
        </text:list-item>
        <text:list-item>
          <text:p text:style-name="P5">Github – система контроля версий</text:p>
        </text:list-item>
        <text:list-item>
          <text:p text:style-name="P5">Logisim – <text:span text:style-name="T21">моделирование аппаратной реализации интерпретатора </text:span><text:span text:style-name="T16">Brainfuck</text:span></text:p>
        </text:list-item>
        <text:list-item>
          <text:p text:style-name="P6"><text:a xlink:type="simple" xlink:href="http://www.hevanet.com/cristofd/brainfuck/" text:style-name="Internet_20_link" text:visited-style-name="Visited_20_Internet_20_Link">Сайт, посвященный программированию на </text:a><text:a xlink:type="simple" xlink:href="http://www.hevanet.com/cristofd/brainfuck/" text:style-name="Internet_20_link" text:visited-style-name="Visited_20_Internet_20_Link"><text:span text:style-name="T15">Brainfuck</text:span></text:a></text:p>
        </text:list-item>
        <text:list-item>
          <text:p text:style-name="P5"><text:a xlink:type="simple" xlink:href="http://easyelectronics.ru/files/Book/digital-design-and-computer-architecture-russian-translation.pdf" office:target-frame-name="_blank" xlink:show="new" text:style-name="Internet_20_link" text:visited-style-name="Visited_20_Internet_20_Link"><text:span text:style-name="T17">Дэвид М. Харрис, Сара Л. Харрис</text:span></text:a><text:a xlink:type="simple" xlink:href="http://easyelectronics.ru/files/Book/digital-design-and-computer-architecture-russian-translation.pdf" office:target-frame-name="_blank" xlink:show="new" text:style-name="Internet_20_link" text:visited-style-name="Visited_20_Internet_20_Link"><text:span text:style-name="T19">.</text:span></text:a><text:a xlink:type="simple" xlink:href="http://easyelectronics.ru/files/Book/digital-design-and-computer-architecture-russian-translation.pdf" office:target-frame-name="_blank" xlink:show="new" text:style-name="Internet_20_link" text:visited-style-name="Visited_20_Internet_20_Link"><text:span text:style-name="T17"> Цифровая схемотехника и архитектура компьютера</text:span>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4:30:53</meta:creation-date>
    <dc:language>ru-RU</dc:language>
    <dc:date>2020-06-03T08:55:01.556000000</dc:date>
    <meta:editing-cycles>13</meta:editing-cycles>
    <meta:editing-duration>PT46M5S</meta:editing-duration>
    <meta:generator>LibreOffice/6.2.3.2$Windows_x86 LibreOffice_project/aecc05fe267cc68dde00352a451aa867b3b546ac</meta:generator>
    <meta:document-statistic meta:table-count="0" meta:image-count="0" meta:object-count="0" meta:page-count="2" meta:paragraph-count="25" meta:word-count="373" meta:character-count="2810" meta:non-whitespace-character-count="2463"/>
  </office:meta>
</office:document-meta>
</file>